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60000008308878F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2.903cm" fo:padding-top="0.13cm" fo:padding-bottom="0.13cm" fo:padding-left="0.25cm" fo:padding-right="0.25cm" fo:wrap-option="wrap" draw:shadow="hidden" draw:shadow-color="#808080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3.181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1.432cm"/>
    </style:style>
    <style:style style:name="pr4" style:family="presentation" style:parent-style-name="Default-title">
      <style:graphic-properties draw:fill-color="#ffffff" draw:auto-grow-height="true" fo:min-height="3.181cm"/>
    </style:style>
    <style:style style:name="pr5" style:family="presentation" style:parent-style-name="Default-outline1">
      <style:graphic-properties draw:fill-color="#ffffff" fo:min-height="10.827cm"/>
    </style:style>
    <style:style style:name="pr6" style:family="presentation" style:parent-style-name="Default-title">
      <style:graphic-properties draw:fill-color="#ffffff" fo:min-height="2.93cm"/>
    </style:style>
    <style:style style:name="pr7" style:family="presentation" style:parent-style-name="Default-subtitle">
      <style:graphic-properties draw:fill-color="#ffffff" fo:min-height="10.827cm"/>
    </style:style>
    <style:style style:name="pr8" style:family="presentation" style:parent-style-name="Default-outline1">
      <style:graphic-properties draw:stroke="none" draw:fill="none" draw:fill-color="#bbe0e3" fo:min-height="10.034cm" draw:shadow="hidden" draw:shadow-color="#808080"/>
    </style:style>
    <style:style style:name="pr9" style:family="presentation" style:parent-style-name="Default-title">
      <style:graphic-properties draw:fill-color="#ffffff" fo:min-height="2.404cm"/>
    </style:style>
    <style:style style:name="pr10" style:family="presentation" style:parent-style-name="Default-title">
      <style:graphic-properties draw:fill-color="#ffffff" draw:auto-grow-height="true" fo:min-height="2.54cm"/>
    </style:style>
    <style:style style:name="pr11" style:family="presentation" style:parent-style-name="Default-outline1">
      <style:graphic-properties draw:fill-color="#ffffff" fo:min-height="11.515cm"/>
    </style:style>
    <style:style style:name="pr12" style:family="presentation" style:parent-style-name="Default-outline1" style:list-style-name="L6">
      <style:graphic-properties draw:fill-color="#ffffff" fo:min-height="10.795cm"/>
    </style:style>
    <style:style style:name="pr13" style:family="presentation" style:parent-style-name="Default-outline1">
      <style:graphic-properties draw:fill-color="#ffffff" fo:min-height="9.147cm"/>
    </style:style>
    <style:style style:name="pr14" style:family="presentation" style:parent-style-name="Default-title">
      <style:graphic-properties fo:min-height="2.93cm"/>
    </style:style>
    <style:style style:name="pr15" style:family="presentation" style:parent-style-name="Default-outline1">
      <style:graphic-properties fo:min-height="10.827cm"/>
    </style:style>
    <style:style style:name="pr16" style:family="presentation" style:parent-style-name="Default-notes">
      <style:graphic-properties draw:fill-color="#ffffff" fo:min-height="11.181cm"/>
    </style:style>
    <style:style style:name="P1" style:family="paragraph">
      <style:paragraph-properties fo:margin-left="0cm" fo:margin-right="0cm" fo:margin-top="0.264cm" fo:margin-bottom="0cm" fo:line-height="100%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style:paragraph-properties fo:margin-left="0cm" fo:margin-right="0cm" style:line-height-at-least="0.352cm" fo:text-align="end" fo:text-indent="0cm"/>
    </style:style>
    <style:style style:name="P8" style:family="paragraph">
      <style:paragraph-properties fo:margin-left="0cm" fo:margin-right="0cm" style:line-height-at-least="0.493cm" fo:text-align="end" fo:text-indent="0cm"/>
    </style:style>
    <style:style style:name="P9" style:family="paragraph">
      <style:paragraph-properties text:enable-numbering="false" fo:margin-left="0cm" fo:margin-right="0cm" style:line-height-at-least="0.352cm" fo:text-align="end" fo:text-indent="0cm" style:writing-mode="lr-tb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2.063cm" fo:margin-right="0cm" fo:text-indent="-0.793cm"/>
    </style:style>
    <style:style style:name="T1" style:family="text">
      <style:text-properties fo:color="#a8acf4" fo:font-family="Verdana" style:font-family-generic="swiss" style:font-pitch="variable" fo:font-size="12pt" fo:language="en" fo:country="US" style:font-size-asian="12pt" style:font-size-complex="12pt"/>
    </style:style>
    <style:style style:name="T2" style:family="text">
      <style:text-properties fo:color="#a8acf4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a8acf4"/>
    </style:style>
    <style:style style:name="T4" style:family="text">
      <style:text-properties fo:color="#a8acf4" fo:font-family="Verdana" style:font-family-generic="swiss" style:font-pitch="variable" fo:font-size="10pt" fo:language="en" fo:country="US" style:font-size-asian="10pt" style:font-size-complex="10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language="en" fo:country="US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/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Verdana" style:font-family-generic="swiss" style:font-pitch="variable" fo:color="#a8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to the Presentation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738cm" svg:height="0.778cm" svg:x="6.041cm" svg:y="18.287cm">
          <text:p text:style-name="P1"><text:span text:style-name="T1">email: jconlon@verticon.com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114cm" svg:height="0.867cm" svg:x="14.142cm" svg:y="18.203cm">
          <text:p text:style-name="P3"><text:span text:style-name="T2">verticon.com</text:span></text:p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21.59cm" svg:height="3.441cm" svg:x="1.905cm" svg:y="5.917cm" presentation:class="title" presentation:user-transformed="true">
          <draw:text-box>
            <text:p text:style-name="P4"><text:span text:style-name="T3">Introduction to Tracker </text:span></text:p>
          </draw:text-box>
        </draw:frame>
        <draw:frame presentation:style-name="pr2" draw:text-style-name="P5" draw:layer="layout" svg:width="17.78cm" svg:height="5.749cm" svg:x="3.81cm" svg:y="9.736cm" presentation:class="subtitle" presentation:user-transformed="true">
          <draw:text-box>
            <text:p text:style-name="P6">A Business Intelligence Toolkit and Network Infrastructure for Animal Agriculture Professionals</text:p>
          </draw:text-box>
        </draw:frame>
        <draw:custom-shape draw:style-name="gr2" draw:text-style-name="P9" draw:layer="layout" svg:width="12.898cm" svg:height="3.173cm" svg:x="12.065cm" svg:y="0.648cm">
          <text:p text:style-name="P7"><text:span text:style-name="T1">Leveraging the Collaborative Periphery</text:span></text:p>
          <text:p text:style-name="P7"><text:span text:style-name="T4"/></text:p>
          <text:p text:style-name="P8"><text:span text:style-name="T4">Research</text:span></text:p>
          <text:p text:style-name="P8"><text:span text:style-name="T4">Development</text:span></text:p>
          <text:p text:style-name="P8"><text:span text:style-name="T4">Engineering</text:span></text:p>
          <text:p text:style-name="P8"><text:span text:style-name="T4">Consult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2.859cm" svg:height="3.181cm" svg:x="1.906cm" svg:y="3.175cm" presentation:class="title" presentation:user-transformed="true">
          <draw:text-box>
            <text:p text:style-name="P4">An Open Source Product Line</text:p>
          </draw:text-box>
        </draw:frame>
        <draw:frame presentation:style-name="pr5" draw:text-style-name="P10" draw:layer="layout" svg:width="20.902cm" svg:height="12.277cm" svg:x="2.263cm" svg:y="5.998cm" presentation:class="outline" presentation:user-transformed="true">
          <draw:text-box>
            <text:list text:style-name="L4">
              <text:list-item>
                <text:p text:style-name="P4">Tracker BI Toolkit</text:p>
                <text:list>
                  <text:list-item>
                    <text:p text:style-name="P4">Desktop based Rich Client Platform</text:p>
                  </text:list-item>
                </text:list>
              </text:list-item>
              <text:list-item>
                <text:p text:style-name="P4">Tracker iRouter</text:p>
                <text:list>
                  <text:list-item>
                    <text:p>Network Appliance</text:p>
                  </text:list-item>
                  <text:list-item>
                    <text:p>Information routing and processing of </text:p>
                    <text:list>
                      <text:list-item>
                        <text:p>Measurements </text:p>
                      </text:list-item>
                      <text:list-item>
                        <text:p>Commands</text:p>
                      </text:list-item>
                      <text:list-item>
                        <text:p>Ev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4" draw:layer="layout" svg:width="22.859cm" svg:height="2.93cm" svg:x="1.906cm" svg:y="3.935cm" presentation:class="title" presentation:user-transformed="true">
          <draw:text-box>
            <text:p text:style-name="P4">Business Intelligence</text:p>
          </draw:text-box>
        </draw:frame>
        <draw:frame presentation:style-name="pr7" draw:text-style-name="P4" draw:layer="layout" svg:width="20.902cm" svg:height="10.827cm" svg:x="2.54cm" svg:y="7.11cm" presentation:class="subtitle" presentation:user-transformed="true">
          <draw:text-box>
            <text:p text:style-name="P11">Definition: <text:s/><text:tab/></text:p>
            <text:p text:style-name="P11"><text:span text:style-name="T5">the process of gathering information about a business or industry matter; a broad range of applications and technologies for gathering, storing, analyzing, and providing access to data to help make business decisions; abbr. B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3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0.902cm" svg:height="10.034cm" svg:x="2.54cm" svg:y="6.985cm" presentation:class="outline" presentation:user-transformed="true">
          <draw:text-box>
            <text:list text:style-name="L4">
              <text:list-item>
                <text:p text:style-name="P4">Maintain production efficiencies<text:line-break/></text:p>
              </text:list-item>
              <text:list-item>
                <text:p text:style-name="P4">Improve product quality<text:line-break/></text:p>
              </text:list-item>
              <text:list-item>
                <text:p text:style-name="P4">Document process controls</text:p>
              </text:list-item>
            </text:list>
          </draw:text-box>
        </draw:frame>
        <draw:frame presentation:style-name="pr9" draw:text-style-name="P12" draw:layer="layout" svg:width="25.4cm" svg:height="3.473cm" svg:x="0cm" svg:y="3.911cm" presentation:class="title" presentation:user-transformed="true">
          <draw:text-box>
            <text:p text:style-name="P12"><text:span text:style-name="T6">Benefits</text:span><text:line-break/></text:p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4" draw:layer="layout" svg:width="22.859cm" svg:height="2.54cm" svg:x="1.906cm" svg:y="3.81cm" presentation:class="title" presentation:user-transformed="true">
          <draw:text-box>
            <text:p text:style-name="P4">Alpha Milestone 1 </text:p>
          </draw:text-box>
        </draw:frame>
        <draw:frame presentation:style-name="pr11" draw:text-style-name="P10" draw:layer="layout" svg:width="20.902cm" svg:height="11.793cm" svg:x="2.54cm" svg:y="6.35cm" presentation:class="outline" presentation:user-transformed="true">
          <draw:text-box>
            <text:list text:style-name="L4">
              <text:list-item>
                <text:p text:style-name="P4">USDA NAIS Premises data model</text:p>
              </text:list-item>
              <text:list-item>
                <text:p text:style-name="P4">Domain Plugin for 'County Fairs' </text:p>
              </text:list-item>
              <text:list-item>
                <text:p text:style-name="P4">Model Editors and Viewers</text:p>
                <text:list>
                  <text:list-item>
                    <text:p text:style-name="P4">Off-line editing and management</text:p>
                  </text:list-item>
                  <text:list-item>
                    <text:p text:style-name="P4">On-line transaction processing (OLTP)</text:p>
                  </text:list-item>
                </text:list>
              </text:list-item>
              <text:list-item>
                <text:p text:style-name="P4">Data Export Utilities for Excel &amp; NAIS State Service Provider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text-style-name="P4" draw:layer="layout" svg:width="22.859cm" svg:height="2.54cm" svg:x="1.906cm" svg:y="3.81cm" presentation:class="title" presentation:user-transformed="true">
          <draw:text-box>
            <text:p text:style-name="P4">Alpha Milestone 2</text:p>
          </draw:text-box>
        </draw:frame>
        <draw:frame presentation:style-name="pr11" draw:text-style-name="P10" draw:layer="layout" svg:width="20.902cm" svg:height="11.655cm" svg:x="2.54cm" svg:y="6.35cm" presentation:class="outline" presentation:user-transformed="true">
          <draw:text-box>
            <text:list text:style-name="L4">
              <text:list-item>
                <text:p text:style-name="P4">Data model enhancements</text:p>
                <text:list>
                  <text:list-item>
                    <text:p text:style-name="P4">Horse and goat species</text:p>
                  </text:list-item>
                  <text:list-item>
                    <text:p text:style-name="P4">Extensible Premises Fair model example</text:p>
                  </text:list-item>
                </text:list>
              </text:list-item>
              <text:list-item>
                <text:p text:style-name="P4">Document validation preferences</text:p>
              </text:list-item>
              <text:list-item>
                <text:p text:style-name="P4">Editor/Viewer enhancements</text:p>
                <text:list>
                  <text:list-item>
                    <text:p text:style-name="P4">Visualization, navigation, and sorting</text:p>
                  </text:list-item>
                  <text:list-item>
                    <text:p text:style-name="P4">I/O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3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2.859cm" svg:height="3.181cm" svg:x="1.906cm" svg:y="3.81cm" presentation:class="title">
          <draw:text-box>
            <text:p text:style-name="P4">Alpha Milestone 3</text:p>
          </draw:text-box>
        </draw:frame>
        <draw:frame presentation:style-name="pr11" draw:text-style-name="P10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4">Integrated OLAP (Business Intelligence)</text:p>
                <text:list>
                  <text:list-item>
                    <text:p text:style-name="P4">EMF Ecore ODA support</text:p>
                  </text:list-item>
                  <text:list-item>
                    <text:p text:style-name="P4">BIRT Designer</text:p>
                  </text:list-item>
                  <text:list-item>
                    <text:p text:style-name="P4">Example BIRT reports</text:p>
                  </text:list-item>
                  <text:list-item>
                    <text:p text:style-name="P4">BIRT Runtime Engine</text:p>
                  </text:list-item>
                </text:list>
              </text:list-item>
              <text:list-item>
                <text:p text:style-name="P4">User Interface Enhancement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3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2.859cm" svg:height="3.181cm" svg:x="1.906cm" svg:y="3.81cm" presentation:class="title">
          <draw:text-box>
            <text:p text:style-name="P4">Current Status </text:p>
          </draw:text-box>
        </draw:frame>
        <draw:frame presentation:style-name="pr12" draw:text-style-name="P14" draw:layer="layout" svg:width="20.902cm" svg:height="10.795cm" svg:x="2.54cm" svg:y="6.3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Stable toolkit and prototype features</text:p>
                  </text:list-item>
                  <text:list-item>
                    <text:p text:style-name="P4">Internetwork Resources</text:p>
                    <text:list>
                      <text:list-item>
                        <text:p text:style-name="P4">Website</text:p>
                        <text:list>
                          <text:list-item>
                            <text:p text:style-name="P4">Distribution Download</text:p>
                          </text:list-item>
                        </text:list>
                      </text:list-item>
                      <text:list-item>
                        <text:p text:style-name="P4">Project Management Website</text:p>
                        <text:list>
                          <text:list-item>
                            <text:p text:style-name="P4">Issues Tracking</text:p>
                          </text:list-item>
                          <text:list-item>
                            <text:p text:style-name="P4">Source Code Version Control</text:p>
                          </text:list-item>
                        </text:list>
                      </text:list-item>
                      <text:list-item>
                        <text:p text:style-name="P4">Component Upd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3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2.859cm" svg:height="3.181cm" svg:x="1.906cm" svg:y="3.81cm" presentation:class="title">
          <draw:text-box>
            <text:p text:style-name="P4">Tracker iRouter</text:p>
          </draw:text-box>
        </draw:frame>
        <draw:frame presentation:style-name="pr13" draw:text-style-name="P10" draw:layer="layout" svg:width="22.225cm" svg:height="9.491cm" svg:x="1.905cm" svg:y="7.019cm" presentation:class="outline" presentation:user-transformed="true">
          <draw:text-box>
            <text:list text:style-name="L4">
              <text:list-item>
                <text:p text:style-name="P4">Tracker iRouter – An Information Routing Server</text:p>
              </text:list-item>
              <text:list-item>
                <text:p>Network Appliance for the routing and processing of </text:p>
                <text:list>
                  <text:list-item>
                    <text:list>
                      <text:list-item>
                        <text:p>Measurement, </text:p>
                      </text:list-item>
                      <text:list-item>
                        <text:p>Event and </text:p>
                      </text:list-item>
                      <text:list-item>
                        <text:p>Command Inform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3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4" draw:layer="layout" svg:width="22.859cm" svg:height="2.93cm" svg:x="1.906cm" svg:y="3.935cm" presentation:class="title">
          <draw:text-box>
            <text:p text:style-name="P4">Tracker iRouter</text:p>
          </draw:text-box>
        </draw:frame>
        <draw:frame presentation:style-name="pr15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>Tracker iRouter is an information routing hub connecting between Information Producers and Consumers </text:p>
                    <text:list>
                      <text:list-item>
                        <text:p>Discrete network devices</text:p>
                      </text:list-item>
                      <text:list-item>
                        <text:p>Enterprise and </text:p>
                      </text:list-item>
                      <text:list-item>
                        <text:p>Internetwork Service Infrastructur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6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a4acf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4acf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4acf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40642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➢">
            <style:list-level-properties text:min-label-width="0.952cm"/>
            <style:text-properties fo:font-family="StarSymbol" style:font-charset="x-symbol" fo:color="#eb613d" fo:font-size="45%"/>
          </text:list-level-style-bullet>
          <text:list-level-style-bullet text:level="2" text:bullet-char="➢">
            <style:list-level-properties text:space-before="1.27cm" text:min-label-width="0.793cm"/>
            <style:text-properties fo:font-family="StarSymbol" style:font-charset="x-symbol" fo:color="#eb613d" fo:font-size="45%"/>
          </text:list-level-style-bullet>
          <text:list-level-style-bullet text:level="3" text:bullet-char="➢">
            <style:list-level-properties text:space-before="2.54cm" text:min-label-width="0.635cm"/>
            <style:text-properties fo:font-family="StarSymbol" style:font-charset="x-symbol" fo:color="#eb613d" fo:font-size="45%"/>
          </text:list-level-style-bullet>
          <text:list-level-style-bullet text:level="4" text:bullet-char="➢">
            <style:list-level-properties text:space-before="3.81cm" text:min-label-width="0.635cm"/>
            <style:text-properties fo:font-family="StarSymbol" style:font-charset="x-symbol" fo:color="#eb613d" fo:font-size="45%"/>
          </text:list-level-style-bullet>
          <text:list-level-style-bullet text:level="5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6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7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8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fo:color="#eb613d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">
            <style:list-level-properties/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a8acf4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acf4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4064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 style:list-style-name="ML5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90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title">
      <style:graphic-properties draw:fill-color="#ffffff" draw:auto-grow-height="false" fo:min-height="3.181cm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.952cm" fo:margin-right="0cm" fo:text-indent="-0.952cm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4acf4" fo:font-size="14pt" fo:language="en" fo:country="US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ML2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4" draw:layer="backgroundobjects" svg:width="20.902cm" svg:height="11.077cm" svg:x="2.54cm" svg:y="6.98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5" draw:layer="backgroundobjects" svg:width="2.275cm" svg:height="1.192cm" svg:x="22.383cm" svg:y="17.145cm" presentation:class="page-number">
        <draw:text-box>
          <text:p text:style-name="MP5"><text:span text:style-name="MT2"><text:page-number>&lt;number&gt;</text:page-number></text:span></text:p>
        </draw:text-box>
      </draw:frame>
      <draw:custom-shape draw:name="Base" draw:style-name="Mgr3" draw:text-style-name="MP6" draw:layer="backgroundobjects" svg:width="16.934cm" svg:height="11.288cm" svg:x="4.233cm" svg:y="3.881cm">
        <text:p/>
        <draw:enhanced-geometry svg:viewBox="0 0 21600 21600" draw:type="rectangle" draw:enhanced-path="M 0 0 L 21600 0 21600 21600 0 21600 0 0 Z N"/>
      </draw:custom-shape>
      <draw:frame presentation:style-name="Mpr3" draw:text-style-name="MP3" draw:layer="backgroundobjects" svg:width="22.859cm" svg:height="3.18cm" svg:x="1.906cm" svg:y="3.81cm" presentation:class="title">
        <draw:text-box>
          <text:p text:style-name="MP3">Click to edit the title text format</text:p>
        </draw:text-box>
      </draw:frame>
      <draw:frame draw:style-name="Mgr4" draw:text-style-name="MP7" draw:layer="backgroundobjects" svg:width="12.7cm" svg:height="3.175cm" svg:x="0.14cm" svg:y="0cm">
        <draw:image xlink:href="Pictures/10000201000002460000008308878F3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7" draw:layer="backgroundobjects" svg:width="19.05cm" svg:height="25.4cm" svg:x="0cm" svg:y="0cm">
          <text:p/>
        </draw:rect>
        <draw:frame presentation:style-name="Mpr4" draw:text-style-name="MP8" draw:layer="backgroundobjects" svg:width="8.255cm" svg:height="1.271cm" svg:x="-0.001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8" draw:layer="backgroundobjects" svg:width="8.255cm" svg:height="1.271cm" svg:x="-0.001cm" svg:y="24.125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Slide 1</dc:title>
    <meta:initial-creator>LL</meta:initial-creator>
    <meta:creation-date>2007-11-11T22:43:28</meta:creation-date>
    <dc:creator>John Conlon</dc:creator>
    <dc:date>2010-02-25T12:49:46</dc:date>
    <meta:printed-by>John Conlon</meta:printed-by>
    <meta:print-date>2008-08-05T21:55:11</meta:print-date>
    <dc:language>en-US</dc:language>
    <meta:editing-cycles>41</meta:editing-cycles>
    <meta:editing-duration>PT28H25M02S</meta:editing-duration>
    <meta:document-statistic meta:object-count="65"/>
    <meta:user-defined meta:name="Info 1"/>
    <meta:user-defined meta:name="Info 2"/>
    <meta:user-defined meta:name="Info 3"/>
    <meta:user-defined meta:name="Info 4"/>
    <meta:user-defined meta:name="_AdHocReviewCycleID">424931758</meta:user-defined>
  </office:meta>
</office:document-meta>
</file>